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27">
            <text:p>1727</text:p>
          </table:table-cell>
          <table:table-cell table:style-name="ce22" office:value-type="float" office:value="374">
            <text:p>37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214">
            <text:p>21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205">
            <text:p>20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692">
            <text:p>5692</text:p>
          </table:table-cell>
          <table:table-cell table:style-name="ce22" office:value-type="float" office:value="1104">
            <text:p>110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27">
            <text:p>32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16">
            <text:p>191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89">
            <text:p>1089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9">
            <text:p>89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70">
            <text:p>2270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983">
            <text:p>5983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675">
            <text:p>11675</text:p>
          </table:table-cell>
          <table:table-cell table:style-name="ce22" office:value-type="float" office:value="2704">
            <text:p>270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